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798cm" fo:min-width="5.342cm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798cm" fo:min-width="3.31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1.278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842cm" svg:height="3.048cm" svg:x="3.032cm" svg:y="2.35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033cm" svg:y1="1.762cm" svg:x2="10.906cm" svg:y2="11.795cm">
          <text:p/>
        </draw:line>
        <draw:custom-shape draw:style-name="gr3" draw:text-style-name="P1" xml:id="id1" draw:id="id1" draw:layer="layout" svg:width="3.81cm" svg:height="3.048cm" svg:x="1.635cm" svg:y="7.5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81cm" svg:height="3.048cm" svg:x="6.18cm" svg:y="7.566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3.54cm" svg:y1="7.566cm" svg:x2="5.953cm" svg:y2="5.407cm" draw:start-shape="id1" draw:start-glue-point="0" draw:end-shape="id2" draw:end-glue-point="2" svg:d="M3540 7566l2413-2159" svg:viewBox="0 0 2414 2160">
          <text:p/>
        </draw:connector>
        <draw:connector draw:style-name="gr2" draw:text-style-name="P1" draw:layer="layout" draw:type="line" svg:x1="8.085cm" svg:y1="7.566cm" svg:x2="5.953cm" svg:y2="5.407cm" draw:start-shape="id3" draw:start-glue-point="0" draw:end-shape="id2" draw:end-glue-point="2" svg:d="M8085 7566l-2132-2159" svg:viewBox="0 0 2133 2160">
          <text:p/>
        </draw:connector>
        <draw:g>
          <draw:custom-shape draw:style-name="gr4" draw:text-style-name="P1" draw:layer="layout" svg:width="1.778cm" svg:height="1.397cm" svg:x="2.651cm" svg:y="7.9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3.032cm" svg:y1="8.328cm" svg:x2="4.048cm" svg:y2="8.328cm">
            <text:p/>
          </draw:line>
          <draw:line draw:style-name="gr5" draw:text-style-name="P1" draw:layer="layout" svg:x1="3.032cm" svg:y1="8.628cm" svg:x2="4.048cm" svg:y2="8.628cm">
            <text:p/>
          </draw:line>
          <draw:line draw:style-name="gr5" draw:text-style-name="P1" draw:layer="layout" svg:x1="3.032cm" svg:y1="8.928cm" svg:x2="4.048cm" svg:y2="8.928cm">
            <text:p/>
          </draw:line>
        </draw:g>
        <draw:g>
          <draw:custom-shape draw:style-name="gr4" draw:text-style-name="P1" draw:layer="layout" svg:width="1.778cm" svg:height="1.397cm" svg:x="7.196cm" svg:y="7.9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7.577cm" svg:y1="8.328cm" svg:x2="8.593cm" svg:y2="8.328cm">
            <text:p/>
          </draw:line>
          <draw:line draw:style-name="gr5" draw:text-style-name="P1" draw:layer="layout" svg:x1="7.577cm" svg:y1="8.628cm" svg:x2="8.593cm" svg:y2="8.628cm">
            <text:p/>
          </draw:line>
          <draw:line draw:style-name="gr5" draw:text-style-name="P1" draw:layer="layout" svg:x1="7.577cm" svg:y1="8.928cm" svg:x2="8.593cm" svg:y2="8.928cm">
            <text:p/>
          </draw:line>
        </draw:g>
        <draw:g>
          <draw:custom-shape draw:style-name="gr4" draw:text-style-name="P1" draw:layer="layout" svg:width="1.778cm" svg:height="1.397cm" svg:x="6.38cm" svg:y="2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6.761cm" svg:y1="3.302cm" svg:x2="7.777cm" svg:y2="3.302cm">
            <text:p/>
          </draw:line>
          <draw:line draw:style-name="gr5" draw:text-style-name="P1" draw:layer="layout" svg:x1="6.761cm" svg:y1="3.602cm" svg:x2="7.777cm" svg:y2="3.602cm">
            <text:p/>
          </draw:line>
          <draw:line draw:style-name="gr5" draw:text-style-name="P1" draw:layer="layout" svg:x1="6.761cm" svg:y1="3.902cm" svg:x2="7.777cm" svg:y2="3.902cm">
            <text:p/>
          </draw:line>
        </draw:g>
        <draw:g>
          <draw:custom-shape draw:style-name="gr4" draw:text-style-name="P1" draw:layer="layout" svg:width="1.778cm" svg:height="1.397cm" svg:x="3.821cm" svg:y="2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4.202cm" svg:y1="3.302cm" svg:x2="5.218cm" svg:y2="3.302cm">
            <text:p/>
          </draw:line>
          <draw:line draw:style-name="gr5" draw:text-style-name="P1" draw:layer="layout" svg:x1="4.202cm" svg:y1="3.602cm" svg:x2="5.218cm" svg:y2="3.602cm">
            <text:p/>
          </draw:line>
          <draw:line draw:style-name="gr5" draw:text-style-name="P1" draw:layer="layout" svg:x1="4.202cm" svg:y1="3.902cm" svg:x2="5.218cm" svg:y2="3.902cm">
            <text:p/>
          </draw:line>
        </draw:g>
        <draw:frame draw:style-name="gr6" draw:text-style-name="P2" draw:layer="layout" svg:width="2.288cm" svg:height="0.641cm" svg:x="3.54cm" svg:y="4.545cm">
          <draw:text-box>
            <text:p text:style-name="P2">_config.yml</text:p>
          </draw:text-box>
        </draw:frame>
        <draw:frame draw:style-name="gr6" draw:text-style-name="P2" draw:layer="layout" svg:width="2.288cm" svg:height="0.641cm" svg:x="6.24cm" svg:y="4.546cm">
          <draw:text-box>
            <text:p text:style-name="P2">index.html</text:p>
          </draw:text-box>
        </draw:frame>
        <draw:frame draw:style-name="gr6" draw:text-style-name="P2" draw:layer="layout" svg:width="2.288cm" svg:height="0.641cm" svg:x="2.54cm" svg:y="9.646cm">
          <draw:text-box>
            <text:p text:style-name="P2">page.html</text:p>
          </draw:text-box>
        </draw:frame>
        <draw:frame draw:style-name="gr7" draw:text-style-name="P2" draw:layer="layout" svg:width="2.486cm" svg:height="0.641cm" svg:x="6.942cm" svg:y="9.647cm">
          <draw:text-box>
            <text:p text:style-name="P2">header.html</text:p>
          </draw:text-box>
        </draw:frame>
        <draw:frame draw:style-name="gr8" draw:text-style-name="P2" draw:layer="layout" svg:width="1.875cm" svg:height="1.031cm" svg:x="1.03cm" svg:y="3.271cm">
          <draw:text-box>
            <text:p text:style-name="P2">root</text:p>
            <text:p text:style-name="P2">directory</text:p>
          </draw:text-box>
        </draw:frame>
        <draw:frame draw:style-name="gr6" draw:text-style-name="P2" draw:layer="layout" svg:width="2.288cm" svg:height="0.641cm" svg:x="2.54cm" svg:y="10.847cm">
          <draw:text-box>
            <text:p text:style-name="P2">_layouts</text:p>
          </draw:text-box>
        </draw:frame>
        <draw:frame draw:style-name="gr6" draw:text-style-name="P2" draw:layer="layout" svg:width="2.288cm" svg:height="0.641cm" svg:x="7.14cm" svg:y="10.848cm">
          <draw:text-box>
            <text:p text:style-name="P2">_includes</text:p>
          </draw:text-box>
        </draw:frame>
        <draw:frame draw:style-name="gr6" draw:text-style-name="P2" draw:layer="layout" svg:width="2.288cm" svg:height="0.641cm" svg:x="4.94cm" svg:y="1.348cm">
          <draw:text-box>
            <text:p text:style-name="P2">repository</text:p>
          </draw:text-box>
        </draw:frame>
        <draw:custom-shape draw:style-name="gr1" draw:text-style-name="P1" draw:layer="layout" svg:width="5.842cm" svg:height="3.048cm" svg:x="13.032cm" svg:y="2.36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1.778cm" svg:height="1.397cm" svg:x="15.08cm" svg:y="2.9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15.461cm" svg:y1="3.303cm" svg:x2="16.477cm" svg:y2="3.303cm">
            <text:p/>
          </draw:line>
          <draw:line draw:style-name="gr5" draw:text-style-name="P1" draw:layer="layout" svg:x1="15.461cm" svg:y1="3.603cm" svg:x2="16.477cm" svg:y2="3.603cm">
            <text:p/>
          </draw:line>
          <draw:line draw:style-name="gr5" draw:text-style-name="P1" draw:layer="layout" svg:x1="15.461cm" svg:y1="3.903cm" svg:x2="16.477cm" svg:y2="3.903cm">
            <text:p/>
          </draw:line>
        </draw:g>
        <draw:frame draw:style-name="gr6" draw:text-style-name="P2" draw:layer="layout" svg:width="2.288cm" svg:height="0.641cm" svg:x="14.94cm" svg:y="4.547cm">
          <draw:text-box>
            <text:p text:style-name="P2">index.html</text:p>
          </draw:text-box>
        </draw:frame>
        <draw:frame draw:style-name="gr6" draw:text-style-name="P2" draw:layer="layout" svg:width="2.288cm" svg:height="0.641cm" svg:x="14.94cm" svg:y="1.349cm">
          <draw:text-box>
            <text:p text:style-name="P2">websi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9T09:02:19.063477000</meta:creation-date>
    <dc:date>2015-02-09T09:13:13.037455000</dc:date>
    <meta:editing-duration>PT10M53S</meta:editing-duration>
    <meta:editing-cycles>4</meta:editing-cycles>
    <meta:generator>LibreOffice/4.3.3.2$MacOSX_X86_64 LibreOffice_project/9bb7eadab57b6755b1265afa86e04bf45fbfc644</meta:generator>
    <meta:document-statistic meta:object-count="42"/>
  </office:meta>
</office:document-meta>
</file>